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ro1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Siz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252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50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2499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2499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249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2509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2489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505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2498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2510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2:40:43.365911754</meta:creation-date>
    <dc:date>2022-06-18T15:23:47.334492019</dc:date>
    <meta:editing-duration>PT34M51S</meta:editing-duration>
    <meta:editing-cycles>7</meta:editing-cycles>
    <meta:generator>LibreOffice/7.3.4.2$Linux_X86_64 LibreOffice_project/30$Build-2</meta:generator>
    <meta:document-statistic meta:table-count="1" meta:cell-count="22" meta:object-count="0"/>
  </office:meta>
</office:document-meta>
</file>